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102916" officeooo:paragraph-rsid="00102916"/>
    </style:style>
    <style:style style:name="P2" style:family="paragraph" style:parent-style-name="Standard">
      <style:paragraph-properties fo:text-align="center" style:justify-single-word="false"/>
      <style:text-properties style:font-name="FreeMono" fo:font-weight="bold" officeooo:rsid="0011bfc1" officeooo:paragraph-rsid="0011bfc1" style:font-weight-asian="bold" style:font-weight-complex="bold"/>
    </style:style>
    <style:style style:name="P3" style:family="paragraph" style:parent-style-name="Standard">
      <style:text-properties style:font-name="FreeMono" officeooo:rsid="001a9280" officeooo:paragraph-rsid="001a9280"/>
    </style:style>
    <style:style style:name="P4" style:family="paragraph" style:parent-style-name="Text_20_body">
      <style:text-properties officeooo:paragraph-rsid="00126336"/>
    </style:style>
    <style:style style:name="P5" style:family="paragraph" style:parent-style-name="Text_20_body">
      <style:text-properties officeooo:rsid="00138dc0" officeooo:paragraph-rsid="00138dc0"/>
    </style:style>
    <style:style style:name="P6" style:family="paragraph" style:parent-style-name="Text_20_body">
      <style:text-properties officeooo:rsid="00143926" officeooo:paragraph-rsid="00143926"/>
    </style:style>
    <style:style style:name="P7" style:family="paragraph" style:parent-style-name="Text_20_body">
      <style:text-properties fo:font-weight="bold" officeooo:paragraph-rsid="00126336" style:font-weight-asian="bold" style:font-weight-complex="bold"/>
    </style:style>
    <style:style style:name="P8" style:family="paragraph" style:parent-style-name="Text_20_body">
      <style:text-properties fo:font-weight="normal" officeooo:paragraph-rsid="00126336" style:font-weight-asian="normal" style:font-weight-complex="normal"/>
    </style:style>
    <style:style style:name="P9" style:family="paragraph" style:parent-style-name="Text_20_body">
      <style:text-properties officeooo:rsid="00174172" officeooo:paragraph-rsid="00174172"/>
    </style:style>
    <style:style style:name="P10" style:family="paragraph" style:parent-style-name="Text_20_body">
      <style:text-properties officeooo:rsid="001881d2" officeooo:paragraph-rsid="001881d2"/>
    </style:style>
    <style:style style:name="P11" style:family="paragraph" style:parent-style-name="Text_20_body">
      <style:text-properties officeooo:rsid="001a333b" officeooo:paragraph-rsid="001a333b"/>
    </style:style>
    <style:style style:name="P12" style:family="paragraph" style:parent-style-name="Text_20_body">
      <style:paragraph-properties fo:break-before="page"/>
      <style:text-properties fo:font-weight="bold" officeooo:paragraph-rsid="00126336" style:font-weight-asian="bold" style:font-weight-complex="bold"/>
    </style:style>
    <style:style style:name="T1" style:family="text">
      <style:text-properties style:font-name="FreeMono"/>
    </style:style>
    <style:style style:name="T2" style:family="text">
      <style:text-properties style:font-name="FreeMono" officeooo:rsid="00126336"/>
    </style:style>
    <style:style style:name="T3" style:family="text">
      <style:text-properties style:font-name="FreeMono" officeooo:rsid="00102916"/>
    </style:style>
    <style:style style:name="T4" style:family="text">
      <style:text-properties style:font-name="FreeMono" fo:font-weight="bold" style:font-weight-asian="bold" style:font-weight-complex="bold"/>
    </style:style>
    <style:style style:name="T5" style:family="text">
      <style:text-properties style:font-name="FreeMono" fo:font-weight="bold" officeooo:rsid="00126336" style:font-weight-asian="bold" style:font-weight-complex="bold"/>
    </style:style>
    <style:style style:name="T6" style:family="text">
      <style:text-properties style:font-name="FreeMono" fo:font-weight="bold" officeooo:rsid="00102916" style:font-weight-asian="bold" style:font-weight-complex="bold"/>
    </style:style>
    <style:style style:name="T7" style:family="text">
      <style:text-properties style:font-name="FreeMono" officeooo:rsid="001514aa"/>
    </style:style>
    <style:style style:name="T8" style:family="text">
      <style:text-properties style:font-name="FreeMono" officeooo:rsid="00157ed6"/>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Homework 4</text:p>
      <text:p text:style-name="P1">CPE 495</text:p>
      <text:p text:style-name="P1"/>
      <text:p text:style-name="P2">Design Testing Methodologies</text:p>
      <text:p text:style-name="P1"/>
      <text:p text:style-name="P4"><text:span text:style-name="T5">1.</text:span><text:span text:style-name="T6">Explain the differences between </text:span><text:span text:style-name="Emphasis"><text:span text:style-name="T6">Black Box</text:span></text:span><text:span text:style-name="T6"> and </text:span><text:span text:style-name="Emphasis"><text:span text:style-name="T6">White Box</text:span></text:span><text:span text:style-name="T6"> testing.</text:span><text:span text:style-name="T3"> </text:span></text:p>
      <text:p text:style-name="P5"><text:span text:style-name="T2">B</text:span><text:span text:style-name="T1">lack box tests occur without knowing how a system is assembled or operates internally, and is conducted via the system's input and output. White box tests include an understanding of a systems internal design and can focus on instances which provoke faults.</text:span></text:p>
      <text:p text:style-name="P8"><text:span text:style-name="T2"/></text:p>
      <text:p text:style-name="P7"><text:span text:style-name="T2">2. </text:span><text:span text:style-name="T1">Identify a circuit simulator (analog or digital) that you are familiar with. Explain the features of this simulator that increase the observability and controllability of the circuit being simulated.</text:span></text:p>
      <text:p text:style-name="P6"><text:span text:style-name="T2">I</text:span><text:span text:style-name="T1">n </text:span><text:span text:style-name="T7">EE316 we simulated circuits in Multisim 11. From our experience the tool had excellent controllability because every component could be double clicked to bring up a settings pane and adjusted in depth to match the requirements. </text:span><text:span text:style-name="T8">T</text:span><text:span text:style-name="T7">he lab assignments directed us to wire a virtual multimeter to every test point, which extended the time required to troubleshoot or gather results. </text:span><text:span text:style-name="T8">Other than being a hassle, this allowed for very high observability because we could choose the virtual multimeter's attachment points.</text:span></text:p>
      <text:p text:style-name="P6"><text:span text:style-name="T7"/></text:p>
      <text:p text:style-name="P4"><text:span text:style-name="T5">3. </text:span><text:span text:style-name="T4">A mobile robot is being built. It uses two DC motors in a differential drive configuration: a microcontroller to control movement and an ultrasonic sensor to detect obstacles. The robot is built to wander around without bumping into objects. Explain how </text:span><text:span text:style-name="Emphasis"><text:span text:style-name="T4">Stubs</text:span></text:span><text:span text:style-name="T4"> could be used in testing to take the place of incomplete systems. Be specific.</text:span></text:p>
      <text:p text:style-name="P9"><text:span text:style-name="T1">Stubs could be implemented by having the microcontroller print to a serial port the intended movement of the robot based on real input being provided to the ultrasonic sensor. In this way the sensor subsystem could be tested against various materials and distances, while the chassis is not at risk of running away or before the drivetrain is ready for implementation.</text:span></text:p>
      <text:p text:style-name="P4"><text:span text:style-name="T1"/></text:p>
      <text:p text:style-name="P7"><text:span text:style-name="T2"/></text:p>
      <text:p text:style-name="P12"><text:span text:style-name="T2">4. </text:span><text:span text:style-name="T1">Consider that you have an op amp integrated circuit package, such as the LM741 in Appendix D of the text. What type of testing would be appropriate for testing this device? Write a short test plan for doing so.</text:span></text:p>
      <text:p text:style-name="P10"><text:span text:style-name="T1">Well, if this opamp were part of a larger project, we could call this a unit test and implement a Matrix test of voltages and frequencies we expect the opamp to handle appropriately. This would require a stub, likely a function generator, to create an input signal, and a second stub, as an oscilloscope, to view the output of the opamp.</text:span></text:p>
      <text:p text:style-name="P4"><text:span text:style-name="T1"/></text:p>
      <text:p text:style-name="P4"><text:span text:style-name="T5">5. </text:span><text:span text:style-name="T4">Explain what is the purpose and procedures associated with </text:span><text:span text:style-name="Emphasis"><text:span text:style-name="T4">Unit Testing, Integration Testing</text:span></text:span><text:span text:style-name="T4">, and </text:span><text:span text:style-name="Emphasis"><text:span text:style-name="T4">Acceptance Testing</text:span></text:span><text:span text:style-name="T4">.</text:span></text:p>
      <text:p text:style-name="P10"><text:span text:style-name="T1">Unit tests attempt to ensure the functionality of a subsystem or module. They involve a set of test cases which when completed point to the appropriate capability of a single function in a subsystem.</text:span></text:p>
      <text:p text:style-name="P10"><text:span text:style-name="T1">Integration testing helps insure requirements are met for a system. They require that modules are implemented at least once, interference signals are considered, and their resulting action or modes activated when appropriate.</text:span></text:p>
      <text:p text:style-name="P10"><text:span text:style-name="T1">Acceptance testing may be a legal document which includes written requirements for a system and is traceable to the engineering requirements. They identify how much of the system is tested and to what extent.</text:span></text:p>
      <text:p text:style-name="P4"><text:span text:style-name="T1"/></text:p>
      <text:p text:style-name="P4"><text:span text:style-name="T5">6. </text:span><text:span text:style-name="T4">Explain under what situations a </text:span><text:span text:style-name="Emphasis"><text:span text:style-name="T4">Matrix Test</text:span></text:span><text:span text:style-name="T4"> is appropriate. Explain under what situations a </text:span><text:span text:style-name="Emphasis"><text:span text:style-name="T4">Step-by-Step Test</text:span></text:span><text:span text:style-name="T4"> is appropriate.</text:span></text:p>
      <text:p text:style-name="P11"><text:span text:style-name="T1">Matrix tests are suited for a combination input/output, where the answer does not change based on state: such as, 5V at 10Khz always results in a matching 3.3V output function. Step-by-step tests involve a procedure which brings the system through a set of sequential inputs and insures their outputs match what is expected given the previous input: such as, null character on the serial line must be preceded by a valid message, otherwise a resend is requested.</text:span></text:p>
      <text:p text:style-name="P4"><text:span text:style-name="T1"/></text:p>
      <text:p text:style-name="P4"><text:span text:style-name="T5">7. </text:span><text:span text:style-name="T4">What does the term </text:span><text:span text:style-name="Emphasis"><text:span text:style-name="T4">Regression Testing</text:span></text:span><text:span text:style-name="T4"> mean? How can the use of automated test scripts aid in the regression testing of a given design unit?</text:span></text:p>
      <text:p text:style-name="P3">Regression tests help insure that new features and changes do not introduce new bugs to a system. Automated scripts help by providing a consistent expected output for a newly changed system to be compared again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2:43:44.495241947</meta:creation-date>
    <dc:date>2015-09-21T22:14:47.772318291</dc:date>
    <meta:editing-duration>PT41M39S</meta:editing-duration>
    <meta:editing-cycles>11</meta:editing-cycles>
    <meta:generator>LibreOffice/5.0.1.2.0$Linux_X86_64 LibreOffice_project/00m0$Build-2</meta:generator>
    <meta:document-statistic meta:table-count="0" meta:image-count="0" meta:object-count="0" meta:page-count="2" meta:paragraph-count="20" meta:word-count="665" meta:character-count="4060" meta:non-whitespace-character-count="3414"/>
  </office:meta>
</office:document-meta>
</file>